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 3" svg:font-family="'Wingdings 3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14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style:style style:name="ce125" style:family="table-cell" style:parent-style-name="Default">
      <style:table-cell-properties fo:background-color="#ffbf00" style:cell-protect="protected" style:print-content="true" style:vertical-align="middle"/>
      <style:text-properties style:font-name="Verdana" fo:font-size="12pt" style:font-size-asian="12pt" style:font-size-complex="12pt"/>
    </style:style>
    <style:style style:name="ce126" style:family="table-cell" style:parent-style-name="Default">
      <style:table-cell-properties fo:background-color="#ffffff" style:cell-protect="protected" style:print-content="true"/>
      <style:text-properties style:font-name="Verdana" fo:font-size="12pt" style:font-size-asian="12pt" style:font-size-complex="12pt"/>
    </style:style>
    <style:style style:name="ce127" style:family="table-cell" style:parent-style-name="Default">
      <style:table-cell-properties fo:background-color="#ffffff" style:cell-protect="protected" style:print-content="true" fo:border="none"/>
    </style:style>
    <style:style style:name="ce128" style:family="table-cell" style:parent-style-name="Default" style:data-style-name="N37">
      <style:table-cell-properties fo:border-bottom="none" fo:background-color="#ffffff" style:cell-protect="protected" style:print-content="true" style:text-align-source="fix" style:repeat-content="false" fo:border-left="1.5pt solid #000000" fo:border-right="none" fo:border-top="none"/>
      <style:paragraph-properties fo:text-align="start" fo:margin-left="0pt"/>
      <style:text-properties style:text-outline="false" style:text-line-through-style="none" style:text-line-through-type="none" style:font-name="Verdan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none" fo:background-color="#ffffff" style:cell-protect="protected" style:print-content="true" fo:border-left="1.5pt solid #000000" fo:border-right="none" fo:border-top="none"/>
    </style:style>
    <style:style style:name="ce130" style:family="table-cell" style:parent-style-name="Default">
      <style:table-cell-properties fo:border-bottom="none" fo:background-color="#ffffff" style:cell-protect="protected" style:print-content="true" fo:border-left="1.5pt solid #000000" fo:border-right="none" fo:border-top="none"/>
      <style:text-properties style:font-name="Verdana" fo:font-size="12pt" style:font-size-asian="12pt" style:font-size-complex="12pt"/>
    </style:style>
    <style:style style:name="ce131" style:family="table-cell" style:parent-style-name="Default" style:data-style-name="N37">
      <style:table-cell-properties fo:border-bottom="none" fo:background-color="#ffffff" style:cell-protect="protected" style:print-content="true" style:text-align-source="fix" style:repeat-content="false" fo:border-left="1.5pt solid #000000" fo:border-right="none" fo:border-top="none"/>
      <style:paragraph-properties fo:text-align="start" fo:margin-left="0pt"/>
      <style:text-properties style:font-name="Verdana" fo:font-size="12pt" style:font-size-asian="12pt" style:font-size-complex="12pt"/>
    </style:style>
    <style:style style:name="ce132" style:family="table-cell" style:parent-style-name="Default">
      <style:table-cell-properties fo:background-color="#ffffff" style:cell-protect="protected" style:print-content="true"/>
    </style:style>
    <style:style style:name="ce133" style:family="table-cell" style:parent-style-name="Default">
      <style:table-cell-properties fo:background-color="#bf0041" style:cell-protect="protected" style:print-content="true" style:vertical-align="middle"/>
      <style:text-properties fo:color="#ffffff" style:font-name="Verdana" fo:font-size="12pt" style:font-size-asian="12pt" style:font-size-complex="12pt"/>
    </style:style>
    <style:style style:name="ce134" style:family="table-cell" style:parent-style-name="Default">
      <style:table-cell-properties fo:background-color="#81d41a" style:cell-protect="protected" style:print-content="true" style:vertical-align="middle"/>
      <style:text-properties fo:color="#861141" style:font-name="Verdana" fo:font-size="12pt" style:font-size-asian="12pt" style:font-size-complex="12pt"/>
    </style:style>
    <style:style style:name="ce135" style:family="table-cell" style:parent-style-name="Default">
      <style:table-cell-properties fo:background-color="#ffff00" style:cell-protect="protected" style:print-content="true" style:vertical-align="middle"/>
    </style:style>
    <style:style style:name="ce13" style:family="table-cell" style:parent-style-name="Default">
      <style:table-cell-properties fo:background-color="#800080" style:cell-protect="protected" style:print-content="true" style:vertical-align="middle"/>
      <style:text-properties fo:font-size="9pt" style:font-size-asian="9pt" style:font-size-complex="9pt"/>
    </style:style>
    <style:style style:name="ce168" style:family="table-cell" style:parent-style-name="Default">
      <style:table-cell-properties fo:background-color="#ffffff" style:cell-protect="protected" style:print-content="true" style:vertical-align="middle"/>
      <style:text-properties fo:font-size="9pt" style:font-size-asian="9pt" style:font-size-complex="9pt"/>
    </style:style>
    <style:style style:name="ce136" style:family="table-cell" style:parent-style-name="Default">
      <style:table-cell-properties style:cell-protect="none" style:print-content="true"/>
      <style:text-properties style:font-name="Verdana" fo:font-size="12pt" style:font-size-asian="12pt" style:font-size-complex="12pt"/>
    </style:style>
    <style:style style:name="ce137" style:family="table-cell" style:parent-style-name="Default">
      <style:table-cell-properties style:cell-protect="none" style:print-content="true"/>
    </style:style>
    <style:style style:name="ce138" style:family="table-cell" style:parent-style-name="Default" style:data-style-name="N82">
      <style:table-cell-properties fo:background-color="#bf0041" style:cell-protect="none" style:print-content="true" style:text-align-source="fix" style:repeat-content="false" fo:border="0.74pt solid #000000" style:vertical-align="middle"/>
      <style:paragraph-properties fo:text-align="center" fo:margin-left="0pt"/>
      <style:text-properties fo:color="#ffffff" style:font-name="Verdana" fo:font-size="9pt" style:font-size-asian="9pt" style:font-size-complex="9pt"/>
    </style:style>
    <style:style style:name="ce139" style:family="table-cell" style:parent-style-name="Default" style:data-style-name="N82">
      <style:table-cell-properties fo:background-color="#ffffff" style:cell-protect="protected" style:print-content="true" style:text-align-source="fix" style:repeat-content="false" fo:border="none"/>
      <style:paragraph-properties fo:text-align="center" fo:margin-left="0pt"/>
      <style:text-properties style:font-name="Verdana" fo:font-size="9pt" style:font-size-asian="9pt" style:font-size-complex="9pt"/>
    </style:style>
    <style:style style:name="ce140" style:family="table-cell" style:parent-style-name="Default">
      <style:table-cell-properties fo:background-color="#ffffff" style:cell-protect="protected" style:print-content="true" fo:border="none" style:vertical-align="middle"/>
      <style:text-properties fo:color="#c9211e"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82">
      <style:table-cell-properties fo:background-color="#ffd428"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ffffff" style:cell-protect="protected" style:print-content="true" fo:border-left="none" fo:border-right="none" fo:border-top="1.5pt solid #000000" style:vertical-align="middle"/>
      <style:text-properties fo:color="#c9211e" style:font-name="Verdana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82">
      <style:table-cell-properties fo:background-color="#ffd428"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style:font-name="Verdana" fo:font-size="9pt" style:font-size-asian="9pt" style:font-size-complex="9pt"/>
    </style:style>
    <style:style style:name="ce144" style:family="table-cell" style:parent-style-name="Default">
      <style:table-cell-properties fo:border-bottom="none" fo:background-color="#ffffff" style:cell-protect="protected" style:print-content="true" fo:border-left="none" fo:border-right="none" fo:border-top="1.5pt solid #000000" style:vertical-align="middle"/>
      <style:text-properties fo:color="#c9211e" style:font-name="Verdana" fo:font-size="9pt" style:text-underline-style="solid" style:text-underline-width="auto" style:text-underline-color="font-color" fo:font-weight="bold" style:font-size-asian="9pt" style:font-weight-asian="normal" style:font-size-complex="9pt" style:font-weight-complex="normal"/>
    </style:style>
    <style:style style:name="ce145" style:family="table-cell" style:parent-style-name="Default">
      <style:table-cell-properties fo:border-bottom="none" fo:background-color="#ffffff" style:cell-protect="protected" style:print-content="true" fo:border-left="none" fo:border-right="none" fo:border-top="1.5pt solid #000000" style:vertical-align="middle"/>
      <style:text-properties fo:font-size="9pt" style:font-size-asian="9pt" style:font-size-complex="9pt"/>
    </style:style>
    <style:style style:name="ce146" style:family="table-cell" style:parent-style-name="Default" style:data-style-name="N82">
      <style:table-cell-properties fo:background-color="#81d41a"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style:font-name="Verdana" fo:font-size="9pt" style:font-size-asian="9pt" style:font-size-complex="9pt"/>
    </style:style>
    <style:style style:name="ce147" style:family="table-cell" style:parent-style-name="Default">
      <style:table-cell-properties fo:background-color="#bf0041" style:cell-protect="protected" style:print-content="true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ffbf00" style:cell-protect="protected" style:print-content="true"/>
      <style:text-properties fo:font-size="9pt" style:font-size-asian="9pt" style:font-size-complex="9pt"/>
    </style:style>
    <style:style style:name="ce149" style:family="table-cell" style:parent-style-name="Default">
      <style:table-cell-properties fo:background-color="#81d41a" style:cell-protect="protected" style:print-content="tru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ff00" style:cell-protect="protected" style:print-content="true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800080" style:cell-protect="protected" style:print-content="true"/>
      <style:text-properties fo:font-size="9pt" style:font-size-asian="9pt" style:font-size-complex="9pt"/>
    </style:style>
    <style:style style:name="ce150" style:family="table-cell" style:parent-style-name="Default">
      <style:table-cell-properties fo:background-color="#ffffff" style:cell-protect="protected" style:print-content="tru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/>
      <style:text-properties style:font-name="Verdana" fo:font-size="9pt" style:font-size-asian="9pt" style:font-size-complex="9pt"/>
    </style:style>
    <style:style style:name="ce152" style:family="table-cell" style:parent-style-name="Default">
      <style:table-cell-properties style:cell-protect="none" style:print-content="true"/>
      <style:text-properties fo:font-size="9pt" style:font-size-asian="9pt" style:font-size-complex="9pt"/>
    </style:style>
    <style:style style:name="ce153" style:family="table-cell" style:parent-style-name="Default">
      <style:table-cell-properties fo:background-color="#ffffff" style:cell-protect="none" style:print-content="true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ffffff" style:cell-protect="protected" style:print-content="true" fo:border="none"/>
      <style:text-properties fo:font-size="9pt" style:font-size-asian="9pt" style:font-size-complex="9pt"/>
    </style:style>
    <style:style style:name="ce155" style:family="table-cell" style:parent-style-name="Default">
      <style:table-cell-properties fo:border-bottom="none" fo:background-color="#ffffff" style:cell-protect="protected" style:print-content="true" fo:border-left="none" fo:border-right="none" fo:border-top="1.5pt solid #000000" style:vertical-align="middle"/>
      <style:text-properties fo:color="#c9211e" style:font-name="Verdana" fo:font-size="9pt" style:text-underline-style="solid" style:text-underline-width="auto" style:text-underline-color="font-color" style:font-size-asian="9pt" style:font-size-complex="9pt"/>
    </style:style>
    <style:style style:name="ce156" style:family="table-cell" style:parent-style-name="Default">
      <style:table-cell-properties fo:background-color="#ffffff" style:cell-protect="protected" style:print-content="true" style:vertical-align="middle"/>
      <style:text-properties fo:color="#000000"/>
    </style:style>
    <style:style style:name="ce157" style:family="table-cell" style:parent-style-name="Default" style:data-style-name="N37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font-name="Verdana" fo:font-size="9pt" style:font-size-asian="9pt" style:font-size-complex="9pt"/>
    </style:style>
    <style:style style:name="ce158" style:family="table-cell" style:parent-style-name="Default" style:data-style-name="N37">
      <style:table-cell-properties fo:background-color="#ffffff" style:cell-protect="protected" style:print-content="true" style:text-align-source="fix" style:repeat-content="false"/>
      <style:paragraph-properties fo:text-align="center" fo:margin-left="0pt"/>
      <style:text-properties style:font-name="Verdana" fo:font-size="9pt" style:font-size-asian="9pt" style:font-size-complex="9pt"/>
    </style:style>
    <style:style style:name="ce159" style:family="table-cell" style:parent-style-name="Default">
      <style:table-cell-properties fo:border-bottom="none" fo:background-color="#ffffff" style:cell-protect="protected" style:print-content="true" fo:border-left="none" fo:border-right="none" fo:border-top="1.5pt solid #000000" style:vertical-align="middle"/>
      <style:text-properties fo:color="#ffff00" fo:font-size="9pt" style:font-size-asian="9pt" style:font-size-complex="9pt"/>
    </style:style>
    <style:style style:name="ce160" style:family="table-cell" style:parent-style-name="Default" style:data-style-name="N82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center" fo:margin-left="0pt"/>
      <style:text-properties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ffff" style:cell-protect="none" style:print-content="true"/>
      <style:text-properties style:font-name="Verdana" fo:font-size="9pt" style:font-size-asian="9pt" style:font-size-complex="9pt"/>
    </style:style>
    <style:style style:name="ce162" style:family="table-cell" style:parent-style-name="Default">
      <style:table-cell-properties fo:background-color="#ffffff" style:cell-protect="protected" style:print-content="true"/>
      <style:text-properties style:font-name="Verdana" fo:font-size="9pt" style:font-size-asian="9pt" style:font-size-complex="9pt"/>
    </style:style>
    <style:style style:name="ce163" style:family="table-cell" style:parent-style-name="Default">
      <style:table-cell-properties fo:background-color="#ffffff" style:cell-protect="protected" style:print-content="true" style:vertical-align="middle"/>
      <style:text-properties style:font-name="Wingdings 3" fo:font-size="15pt" style:font-size-asian="15pt" style:font-size-complex="15pt"/>
    </style:style>
    <style:style style:name="ce164" style:family="table-cell" style:parent-style-name="Default">
      <style:table-cell-properties fo:background-color="#ffffff" style:cell-protect="protected" style:print-content="true" fo:border="none" style:vertical-align="middle"/>
      <style:text-properties fo:font-size="9pt" style:font-size-asian="9pt" style:font-size-complex="9pt"/>
    </style:style>
    <style:style style:name="ce165" style:family="table-cell" style:parent-style-name="Default">
      <style:table-cell-properties fo:background-color="#ffffff" style:cell-protect="protected" style:print-content="true" style:vertical-align="middle"/>
    </style:style>
    <style:style style:name="ce166" style:family="table-cell" style:parent-style-name="Default" style:data-style-name="N82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center" fo:margin-left="0pt"/>
      <style:text-properties style:font-name="Verdana" fo:font-size="9pt" style:font-size-asian="9pt" style:font-size-complex="9pt"/>
    </style:style>
    <style:style style:name="ce167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1.5pt solid #000000" style:vertical-align="middle"/>
      <style:paragraph-properties fo:text-align="start" fo:margin-left="0pt"/>
      <style:text-properties fo:color="#c9211e" style:font-name="Verdana" fo:font-size="9pt" style:text-underline-style="solid" style:text-underline-width="auto" style:text-underline-color="font-color" style:font-size-asian="9pt" style:font-size-complex="9pt"/>
    </style:style>
    <style:style style:name="ce169" style:family="table-cell" style:parent-style-name="Default" style:data-style-name="N82">
      <style:table-cell-properties fo:background-color="#ffffff" style:cell-protect="protected" style:print-content="true" style:vertical-align="middle"/>
      <style:text-properties fo:font-size="9pt" style:font-size-asian="9pt" style:font-size-complex="9pt"/>
    </style:style>
    <style:style style:name="ce17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pt"/>
      <style:text-properties style:font-name="Verdana" fo:font-size="9pt" style:font-size-asian="9pt" style:font-size-complex="9pt"/>
    </style:style>
    <style:style style:name="ce171" style:family="table-cell" style:parent-style-name="Default">
      <style:table-cell-properties fo:background-color="#ffffff" style:cell-protect="protected" style:print-content="true" style:vertical-align="middle"/>
      <style:text-properties style:font-name="Verdana" fo:font-size="9pt" style:font-size-asian="9pt" style:font-size-complex="9pt"/>
    </style:style>
    <style:style style:name="ce172" style:family="table-cell" style:parent-style-name="Default" style:data-style-name="N82">
      <style:table-cell-properties fo:background-color="#ffffff" style:cell-protect="protected" style:print-content="true"/>
      <style:text-properties fo:font-size="9pt" style:font-size-asian="9pt" style:font-size-complex="9pt"/>
    </style:style>
    <style:style style:name="ce173" style:family="table-cell" style:parent-style-name="Default" style:data-style-name="N82">
      <style:table-cell-properties style:cell-protect="none" style:print-content="true"/>
      <style:text-properties fo:font-size="9pt" style:font-size-asian="9pt" style:font-size-complex="9pt"/>
    </style:style>
    <style:style style:name="ce174" style:family="table-cell" style:parent-style-name="Default" style:data-style-name="N82">
      <style:table-cell-properties style:cell-protect="none" style:print-content="true" style:text-align-source="fix" style:repeat-content="false" fo:border="none"/>
      <style:paragraph-properties fo:text-align="center" fo:margin-left="0pt"/>
      <style:text-properties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2">
      <style:table-cell-properties style:cell-protect="none" style:print-content="true" style:text-align-source="fix" style:repeat-content="false" fo:border="none"/>
      <style:paragraph-properties fo:text-align="center" fo:margin-left="0pt"/>
      <style:text-properties style:font-name="Verdana" fo:font-size="9pt" style:font-size-asian="9pt" style:font-size-complex="9pt"/>
    </style:style>
    <style:style style:name="ce176" style:family="table-cell" style:parent-style-name="Default">
      <style:table-cell-properties fo:border-bottom="none" fo:background-color="#ffffa6" style:cell-protect="none" style:print-content="true" fo:border-left="none" fo:border-right="none" fo:border-top="1.5pt solid #000000" style:vertical-align="middle"/>
      <style:text-properties fo:color="#c9211e" style:font-name="Verdana" fo:font-size="9pt" style:text-underline-style="solid" style:text-underline-width="auto" style:text-underline-color="font-color" style:font-size-asian="9pt" style:font-size-complex="9pt"/>
    </style:style>
    <style:style style:name="ce177" style:family="table-cell" style:parent-style-name="Default" style:data-style-name="N82">
      <style:table-cell-properties fo:background-color="#ffd428" style:cell-protect="none" style:print-content="true" style:text-align-source="fix" style:repeat-content="false" fo:border="0.74pt solid #000000"/>
      <style:paragraph-properties fo:text-align="center" fo:margin-left="0pt"/>
      <style:text-properties style:font-name="Verdana" fo:font-size="9pt" style:font-size-asian="9pt" style:font-size-complex="9pt"/>
    </style:style>
    <style:style style:name="ce178" style:family="table-cell" style:parent-style-name="Default">
      <style:table-cell-properties fo:border-bottom="none" fo:background-color="#ffffd7" style:cell-protect="none" style:print-content="true" fo:border-left="none" fo:border-right="none" fo:border-top="1.5pt solid #000000"/>
      <style:text-properties fo:font-size="9pt" style:font-size-asian="9pt" style:font-size-complex="9pt"/>
    </style:style>
    <style:style style:name="ce179" style:family="table-cell" style:parent-style-name="Default">
      <style:table-cell-properties fo:border-bottom="none" style:cell-protect="none" style:print-content="true" fo:border-left="none" fo:border-right="none" fo:border-top="1.5pt solid #000000"/>
      <style:text-properties fo:font-size="9pt" style:font-size-asian="9pt" style:font-size-complex="9pt"/>
    </style:style>
    <style:style style:name="ce180" style:family="table-cell" style:parent-style-name="Default" style:data-style-name="N82">
      <style:table-cell-properties fo:background-color="#dddddd" style:cell-protect="none" style:print-content="true" style:text-align-source="fix" style:repeat-content="false" fo:border="none"/>
      <style:paragraph-properties fo:text-align="center" fo:margin-left="0pt"/>
      <style:text-properties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fffa6" style:cell-protect="none" style:print-content="true" style:vertical-align="middle"/>
      <style:text-properties fo:color="#c9211e" style:font-name="Verdana" fo:font-size="9pt" style:text-underline-style="solid" style:text-underline-width="auto" style:text-underline-color="font-color" style:font-size-asian="9pt" style:font-size-complex="9pt"/>
    </style:style>
    <style:style style:name="ce182" style:family="table-cell" style:parent-style-name="Default">
      <style:table-cell-properties fo:background-color="#ec9ba4" style:cell-protect="none" style:print-content="true" style:text-align-source="fix" style:repeat-content="false"/>
      <style:paragraph-properties fo:text-align="center" fo:margin-left="0pt"/>
      <style:text-properties style:font-name="Verdana" fo:font-size="9pt" style:font-size-asian="9pt" style:font-size-complex="9pt"/>
    </style:style>
    <style:style style:name="ce183" style:family="table-cell" style:parent-style-name="Default">
      <style:table-cell-properties fo:background-color="#ffffa6" style:cell-protect="none" style:print-content="true"/>
      <style:text-properties fo:font-size="9pt" style:font-size-asian="9pt" style:font-size-complex="9pt"/>
    </style:style>
    <style:style style:name="ce184" style:family="table-cell" style:parent-style-name="Default" style:data-style-name="N82">
      <style:table-cell-properties fo:background-color="#dddddd" style:cell-protect="none" style:print-content="true" style:text-align-source="fix" style:repeat-content="false" fo:border="none"/>
      <style:paragraph-properties fo:text-align="center" fo:margin-left="0pt"/>
      <style:text-properties style:font-name="Verdana" fo:font-size="9pt" style:font-size-asian="9pt" style:font-size-complex="9pt"/>
    </style:style>
    <style:style style:name="ce185" style:family="table-cell" style:parent-style-name="Default">
      <style:table-cell-properties fo:background-color="#ffbf00" style:cell-protect="none" style:print-content="true" style:text-align-source="fix" style:repeat-content="false" fo:border="none"/>
      <style:paragraph-properties fo:text-align="center" fo:margin-left="0pt"/>
      <style:text-properties style:font-name="Verdana" fo:font-size="9pt" style:font-size-asian="9pt" style:font-size-complex="9pt"/>
    </style:style>
    <style:style style:name="ce186" style:family="table-cell" style:parent-style-name="Default">
      <style:table-cell-properties fo:background-color="#ffffd7" style:cell-protect="none" style:print-content="true"/>
      <style:text-properties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fo:font-size="9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9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color="#666666" style:text-line-through-type="single" fo:font-style="italic" style:font-style-asian="italic" style:font-style-complex="italic"/>
    </style:style>
    <style:style style:name="T5" style:family="text">
      <style:text-properties fo:color="#666666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 table:protection-key="DVOZUIQnznlVbNpxkYAgwejRW1M=" table:protection-key-digest-algorithm="http://www.w3.org/2000/09/xmldsig#sha1">
        <loext:table-protection loext:select-protected-cells="true" loext:select-unprotected-cells="true"/>
        <table:table-column table:style-name="co1" table:default-cell-style-name="ce136"/>
        <table:table-column table:style-name="co2" table:number-columns-repeated="25" table:default-cell-style-name="ce151"/>
        <table:table-column table:style-name="co3" table:number-columns-repeated="38" table:default-cell-style-name="ce151"/>
        <table:table-column table:style-name="co3" table:number-columns-repeated="14" table:default-cell-style-name="ce152"/>
        <table:table-row table:style-name="ro1">
          <table:table-cell table:style-name="ce125" office:value-type="string" calcext:value-type="string">
            <text:p><text:s/>Chlorine dioxide start date:</text:p>
          </table:table-cell>
          <table:table-cell table:style-name="ce138" office:value-type="date" office:date-value="2024-10-01" calcext:value-type="date">
            <text:p>10-01</text:p>
          </table:table-cell>
          <table:table-cell table:style-name="ce153"/>
          <table:table-cell table:style-name="ce157"/>
          <table:table-cell table:style-name="ce153"/>
          <table:table-cell table:style-name="ce157"/>
          <table:table-cell table:style-name="ce161" table:number-columns-repeated="20"/>
          <table:table-cell table:number-columns-repeated="31"/>
          <table:table-cell table:style-name="ce152" table:number-columns-repeated="7"/>
          <table:table-cell table:number-columns-repeated="14"/>
        </table:table-row>
        <table:table-row table:style-name="ro2">
          <table:table-cell table:style-name="ce126"/>
          <table:table-cell table:style-name="ce139"/>
          <table:table-cell table:style-name="ce150"/>
          <table:table-cell table:style-name="ce158"/>
          <table:table-cell table:style-name="ce150"/>
          <table:table-cell table:style-name="ce158"/>
          <table:table-cell table:style-name="ce162" table:number-columns-repeated="20"/>
          <table:table-cell table:number-columns-repeated="31"/>
          <table:table-cell table:style-name="ce152" table:number-columns-repeated="7"/>
          <table:table-cell table:number-columns-repeated="14"/>
        </table:table-row>
        <table:table-row table:style-name="ro1">
          <table:table-cell table:style-name="ce127"/>
          <table:table-cell table:style-name="ce140" office:value-type="string" calcext:value-type="string">
            <text:p>1<text:span text:style-name="T1">st</text:span> cycle</text:p>
          </table:table-cell>
          <table:table-cell table:style-name="ce154" table:number-columns-repeated="5"/>
          <table:table-cell table:style-name="ce132" table:number-columns-repeated="19"/>
          <table:table-cell table:style-name="Default" table:number-columns-repeated="28"/>
          <table:table-cell table:style-name="ce176" office:value-type="string" calcext:value-type="string">
            <text:p>5<text:span text:style-name="T1">th</text:span> cycle</text:p>
          </table:table-cell>
          <table:table-cell table:style-name="ce178"/>
          <table:table-cell table:style-name="ce179" table:number-columns-repeated="22"/>
        </table:table-row>
        <table:table-row table:style-name="ro1">
          <table:table-cell table:style-name="ce128"/>
          <table:table-cell table:style-name="ce141" table:formula="of:=SUM([.B1])" office:value-type="date" office:date-value="2024-10-01" calcext:value-type="date">
            <text:p>10-01</text:p>
          </table:table-cell>
          <table:table-cell table:style-name="ce141" table:formula="of:=SUM([.B4]+1)" office:value-type="date" office:date-value="2024-10-02" calcext:value-type="date">
            <text:p>10-02</text:p>
          </table:table-cell>
          <table:table-cell table:style-name="ce141" table:formula="of:=SUM([.C4]+1)" office:value-type="date" office:date-value="2024-10-03" calcext:value-type="date">
            <text:p>10-03</text:p>
          </table:table-cell>
          <table:table-cell table:style-name="ce160" table:formula="of:=SUM([.D4]+1)" office:value-type="date" office:date-value="2024-10-04" calcext:value-type="date">
            <text:p>10-04</text:p>
          </table:table-cell>
          <table:table-cell table:style-name="ce160" table:formula="of:=SUM([.E4]+1)" office:value-type="date" office:date-value="2024-10-05" calcext:value-type="date">
            <text:p>10-05</text:p>
          </table:table-cell>
          <table:table-cell table:style-name="ce160" table:formula="of:=SUM([.F4]+1)" office:value-type="date" office:date-value="2024-10-06" calcext:value-type="date">
            <text:p>10-06</text:p>
          </table:table-cell>
          <table:table-cell table:style-name="ce163" office:value-type="string" calcext:value-type="string">
            <text:p>?</text:p>
          </table:table-cell>
          <table:table-cell table:style-name="ce165" table:number-columns-repeated="17"/>
          <table:table-cell table:style-name="ce132"/>
          <table:table-cell table:style-name="Default" table:number-columns-repeated="28"/>
          <table:table-cell table:style-name="ce177" table:formula="of:=SUM([.Y10]+1)" office:value-type="date" office:date-value="2024-11-23" calcext:value-type="date">
            <text:p>11-23</text:p>
          </table:table-cell>
          <table:table-cell table:style-name="ce177" table:formula="of:=SUM([.BC4]+1)" office:value-type="date" office:date-value="2024-11-24" calcext:value-type="date">
            <text:p>11-24</text:p>
          </table:table-cell>
          <table:table-cell table:style-name="ce177" table:formula="of:=SUM([.BD4]+1)" office:value-type="date" office:date-value="2024-11-25" calcext:value-type="date">
            <text:p>11-25</text:p>
          </table:table-cell>
          <table:table-cell table:style-name="ce180" table:formula="of:=SUM([.BE4]+1)" office:value-type="date" office:date-value="2024-11-26" calcext:value-type="date">
            <text:p>11-26</text:p>
          </table:table-cell>
          <table:table-cell table:style-name="ce180" table:formula="of:=SUM([.BF4]+1)" office:value-type="date" office:date-value="2024-11-27" calcext:value-type="date">
            <text:p>11-27</text:p>
          </table:table-cell>
          <table:table-cell table:style-name="ce180" table:formula="of:=SUM([.BG4]+1)" office:value-type="date" office:date-value="2024-11-28" calcext:value-type="date">
            <text:p>11-28</text:p>
          </table:table-cell>
          <table:table-cell table:style-name="ce180" table:formula="of:=SUM([.BH4]+1)" office:value-type="date" office:date-value="2024-11-29" calcext:value-type="date">
            <text:p>11-29</text:p>
          </table:table-cell>
          <table:table-cell table:style-name="ce180" table:formula="of:=SUM([.BI4]+1)" office:value-type="date" office:date-value="2024-11-30" calcext:value-type="date">
            <text:p>11-30</text:p>
          </table:table-cell>
          <table:table-cell table:style-name="ce184" table:formula="of:=SUM([.BJ4]+1)" office:value-type="date" office:date-value="2024-12-01" calcext:value-type="date">
            <text:p>12-01</text:p>
          </table:table-cell>
          <table:table-cell table:style-name="ce184" table:formula="of:=SUM([.BK4]+1)" office:value-type="date" office:date-value="2024-12-02" calcext:value-type="date">
            <text:p>12-02</text:p>
          </table:table-cell>
          <table:table-cell table:style-name="ce180" table:formula="of:=SUM([.BL4]+1)" office:value-type="date" office:date-value="2024-12-03" calcext:value-type="date">
            <text:p>12-03</text:p>
          </table:table-cell>
          <table:table-cell table:style-name="ce184" table:formula="of:=SUM([.BM4]+1)" office:value-type="date" office:date-value="2024-12-04" calcext:value-type="date">
            <text:p>12-04</text:p>
          </table:table-cell>
          <table:table-cell table:style-name="ce184" table:formula="of:=SUM([.BN4]+1)" office:value-type="date" office:date-value="2024-12-05" calcext:value-type="date">
            <text:p>12-05</text:p>
          </table:table-cell>
          <table:table-cell table:style-name="ce180" table:formula="of:=SUM([.BO4]+1)" office:value-type="date" office:date-value="2024-12-06" calcext:value-type="date">
            <text:p>12-06</text:p>
          </table:table-cell>
          <table:table-cell table:style-name="ce180" table:formula="of:=SUM([.BP4]+1)" office:value-type="date" office:date-value="2024-12-07" calcext:value-type="date">
            <text:p>12-07</text:p>
          </table:table-cell>
          <table:table-cell table:style-name="ce180" table:formula="of:=SUM([.BQ4]+1)" office:value-type="date" office:date-value="2024-12-08" calcext:value-type="date">
            <text:p>12-08</text:p>
          </table:table-cell>
          <table:table-cell table:style-name="ce180" table:formula="of:=SUM([.BR4]+1)" office:value-type="date" office:date-value="2024-12-09" calcext:value-type="date">
            <text:p>12-09</text:p>
          </table:table-cell>
          <table:table-cell table:style-name="ce180" table:formula="of:=SUM([.BS4]+1)" office:value-type="date" office:date-value="2024-12-10" calcext:value-type="date">
            <text:p>12-10</text:p>
          </table:table-cell>
          <table:table-cell table:style-name="ce184" table:formula="of:=SUM([.BT4]+1)" office:value-type="date" office:date-value="2024-12-11" calcext:value-type="date">
            <text:p>12-11</text:p>
          </table:table-cell>
          <table:table-cell table:style-name="ce184" table:formula="of:=SUM([.BU4]+1)" office:value-type="date" office:date-value="2024-12-12" calcext:value-type="date">
            <text:p>12-12</text:p>
          </table:table-cell>
          <table:table-cell table:style-name="ce180" table:formula="of:=SUM([.BV4]+1)" office:value-type="date" office:date-value="2024-12-13" calcext:value-type="date">
            <text:p>12-13</text:p>
          </table:table-cell>
          <table:table-cell table:style-name="ce184" table:formula="of:=SUM([.BW4]+1)" office:value-type="date" office:date-value="2024-12-14" calcext:value-type="date">
            <text:p>12-14</text:p>
          </table:table-cell>
          <table:table-cell table:style-name="ce184" table:formula="of:=SUM([.BX4]+1)" office:value-type="date" office:date-value="2024-12-15" calcext:value-type="date">
            <text:p>12-15</text:p>
          </table:table-cell>
          <table:table-cell table:style-name="ce184" table:formula="of:=SUM([.BY4]+1)" office:value-type="date" office:date-value="2024-12-16" calcext:value-type="date">
            <text:p>12-16</text:p>
          </table:table-cell>
        </table:table-row>
        <table:table-row table:style-name="ro1">
          <table:table-cell table:style-name="ce129"/>
          <table:table-cell table:style-name="ce142" office:value-type="string" calcext:value-type="string">
            <text:p>2<text:span text:style-name="T1">nd</text:span> cycle </text:p>
          </table:table-cell>
          <table:table-cell table:style-name="ce155"/>
          <table:table-cell table:style-name="ce159"/>
          <table:table-cell table:style-name="ce145" table:number-columns-repeated="3"/>
          <table:table-cell table:style-name="ce164" table:number-columns-repeated="4"/>
          <table:table-cell table:style-name="ce168" table:number-columns-repeated="2"/>
          <table:table-cell table:style-name="ce170" table:number-columns-repeated="9"/>
          <table:table-cell table:style-name="ce171" table:number-columns-repeated="3"/>
          <table:table-cell table:style-name="ce162"/>
          <table:table-cell table:number-columns-repeated="21"/>
          <table:table-cell table:style-name="ce152" table:number-columns-repeated="7"/>
          <table:table-cell table:number-columns-repeated="10"/>
          <table:table-cell table:style-name="ce151" table:number-columns-repeated="7"/>
          <table:table-cell table:number-columns-repeated="7"/>
        </table:table-row>
        <table:table-row table:style-name="ro1">
          <table:table-cell table:style-name="ce128"/>
          <table:table-cell table:style-name="ce141" table:formula="of:=SUM([.G4]+1)" office:value-type="date" office:date-value="2024-10-07" calcext:value-type="date">
            <text:p>10-07</text:p>
          </table:table-cell>
          <table:table-cell table:style-name="ce141" table:formula="of:=SUM([.B6]+1)" office:value-type="date" office:date-value="2024-10-08" calcext:value-type="date">
            <text:p>10-08</text:p>
          </table:table-cell>
          <table:table-cell table:style-name="ce141" table:formula="of:=SUM([.C6]+1)" office:value-type="date" office:date-value="2024-10-09" calcext:value-type="date">
            <text:p>10-09</text:p>
          </table:table-cell>
          <table:table-cell table:style-name="ce160" table:formula="of:=SUM([.D6]+1)" office:value-type="date" office:date-value="2024-10-10" calcext:value-type="date">
            <text:p>10-10</text:p>
          </table:table-cell>
          <table:table-cell table:style-name="ce160" table:formula="of:=SUM([.E6]+1)" office:value-type="date" office:date-value="2024-10-11" calcext:value-type="date">
            <text:p>10-11</text:p>
          </table:table-cell>
          <table:table-cell table:style-name="ce160" table:formula="of:=SUM([.F6]+1)" office:value-type="date" office:date-value="2024-10-12" calcext:value-type="date">
            <text:p>10-12</text:p>
          </table:table-cell>
          <table:table-cell table:style-name="ce160" table:formula="of:=SUM([.G6]+1)" office:value-type="date" office:date-value="2024-10-13" calcext:value-type="date">
            <text:p>10-13</text:p>
          </table:table-cell>
          <table:table-cell table:style-name="ce160" table:formula="of:=SUM([.H6]+1)" office:value-type="date" office:date-value="2024-10-14" calcext:value-type="date">
            <text:p>10-14</text:p>
          </table:table-cell>
          <table:table-cell table:style-name="ce166" table:formula="of:=SUM([.I6]+1)" office:value-type="date" office:date-value="2024-10-15" calcext:value-type="date">
            <text:p>10-15</text:p>
          </table:table-cell>
          <table:table-cell table:style-name="ce166" table:formula="of:=SUM([.J6]+1)" office:value-type="date" office:date-value="2024-10-16" calcext:value-type="date">
            <text:p>10-16</text:p>
          </table:table-cell>
          <table:table-cell table:style-name="ce163" office:value-type="string" calcext:value-type="string">
            <text:p>?</text:p>
          </table:table-cell>
          <table:table-cell table:style-name="ce169" table:number-columns-repeated="13"/>
          <table:table-cell table:style-name="ce172"/>
          <table:table-cell table:style-name="ce173" table:number-columns-repeated="3"/>
          <table:table-cell table:style-name="ce137"/>
          <table:table-cell table:style-name="ce174" table:number-columns-repeated="21"/>
          <table:table-cell table:style-name="ce175" table:number-columns-repeated="27"/>
        </table:table-row>
        <table:table-row table:style-name="ro1">
          <table:table-cell table:style-name="ce128"/>
          <table:table-cell table:style-name="ce142" office:value-type="string" calcext:value-type="string">
            <text:p>3<text:span text:style-name="T1">rd</text:span> cycle</text:p>
          </table:table-cell>
          <table:table-cell table:style-name="ce145" table:number-columns-repeated="8"/>
          <table:table-cell table:style-name="ce167"/>
          <table:table-cell table:style-name="ce164" table:number-columns-repeated="3"/>
          <table:table-cell table:style-name="ce165"/>
          <table:table-cell table:style-name="ce169" table:number-columns-repeated="10"/>
          <table:table-cell table:style-name="ce172"/>
          <table:table-cell table:style-name="ce173" table:number-columns-repeated="3"/>
          <table:table-cell table:style-name="ce137" table:number-columns-repeated="7"/>
          <table:table-cell table:style-name="ce174" table:number-columns-repeated="14"/>
          <table:table-cell table:style-name="ce175" table:number-columns-repeated="28"/>
        </table:table-row>
        <table:table-row table:style-name="ro1">
          <table:table-cell table:style-name="ce128"/>
          <table:table-cell table:style-name="ce143" table:formula="of:=SUM([.K6]+1)" office:value-type="date" office:date-value="2024-10-17" calcext:value-type="date">
            <text:p>10-17</text:p>
          </table:table-cell>
          <table:table-cell table:style-name="ce143" table:formula="of:=SUM([.B8]+1)" office:value-type="date" office:date-value="2024-10-18" calcext:value-type="date">
            <text:p>10-18</text:p>
          </table:table-cell>
          <table:table-cell table:style-name="ce143" table:formula="of:=SUM([.C8]+1)" office:value-type="date" office:date-value="2024-10-19" calcext:value-type="date">
            <text:p>10-19</text:p>
          </table:table-cell>
          <table:table-cell table:style-name="ce160" table:formula="of:=SUM([.D8]+1)" office:value-type="date" office:date-value="2024-10-20" calcext:value-type="date">
            <text:p>10-20</text:p>
          </table:table-cell>
          <table:table-cell table:style-name="ce160" table:formula="of:=SUM([.E8]+1)" office:value-type="date" office:date-value="2024-10-21" calcext:value-type="date">
            <text:p>10-21</text:p>
          </table:table-cell>
          <table:table-cell table:style-name="ce160" table:formula="of:=SUM([.F8]+1)" office:value-type="date" office:date-value="2024-10-22" calcext:value-type="date">
            <text:p>10-22</text:p>
          </table:table-cell>
          <table:table-cell table:style-name="ce160" table:formula="of:=SUM([.G8]+1)" office:value-type="date" office:date-value="2024-10-23" calcext:value-type="date">
            <text:p>10-23</text:p>
          </table:table-cell>
          <table:table-cell table:style-name="ce160" table:formula="of:=SUM([.H8]+1)" office:value-type="date" office:date-value="2024-10-24" calcext:value-type="date">
            <text:p>10-24</text:p>
          </table:table-cell>
          <table:table-cell table:style-name="ce166" table:formula="of:=SUM([.I8]+1)" office:value-type="date" office:date-value="2024-10-25" calcext:value-type="date">
            <text:p>10-25</text:p>
          </table:table-cell>
          <table:table-cell table:style-name="ce166" table:formula="of:=SUM([.J8]+1)" office:value-type="date" office:date-value="2024-10-26" calcext:value-type="date">
            <text:p>10-26</text:p>
          </table:table-cell>
          <table:table-cell table:style-name="ce160" table:formula="of:=SUM([.K8]+1)" office:value-type="date" office:date-value="2024-10-27" calcext:value-type="date">
            <text:p>10-27</text:p>
          </table:table-cell>
          <table:table-cell table:style-name="ce166" table:formula="of:=SUM([.L8]+1)" office:value-type="date" office:date-value="2024-10-28" calcext:value-type="date">
            <text:p>10-28</text:p>
          </table:table-cell>
          <table:table-cell table:style-name="ce166" table:formula="of:=SUM([.M8]+1)" office:value-type="date" office:date-value="2024-10-29" calcext:value-type="date">
            <text:p>10-29</text:p>
          </table:table-cell>
          <table:table-cell table:style-name="ce163" office:value-type="string" calcext:value-type="string">
            <text:p>?</text:p>
          </table:table-cell>
          <table:table-cell table:style-name="ce169" table:number-columns-repeated="10"/>
          <table:table-cell table:style-name="ce172"/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81"/>
          <table:table-cell table:style-name="ce183"/>
          <table:table-cell table:style-name="ce152" table:number-columns-repeated="3"/>
          <table:table-cell table:number-columns-repeated="2"/>
          <table:table-cell table:style-name="ce181"/>
          <table:table-cell table:style-name="ce186"/>
          <table:table-cell table:number-columns-repeated="10"/>
        </table:table-row>
        <table:table-row table:style-name="ro1">
          <table:table-cell table:style-name="ce130"/>
          <table:table-cell table:style-name="ce142" office:value-type="string" calcext:value-type="string">
            <text:p><text:span text:style-name="T2">4</text:span><text:span text:style-name="T3">th</text:span><text:span text:style-name="T2"> cycle</text:span></text:p>
          </table:table-cell>
          <table:table-cell table:style-name="ce145" table:number-columns-repeated="12"/>
          <table:table-cell table:style-name="ce164" table:number-columns-repeated="11"/>
          <table:table-cell table:style-name="ce172"/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82" table:number-columns-repeated="7"/>
          <table:table-cell table:style-name="ce185" table:number-columns-repeated="12"/>
        </table:table-row>
        <table:table-row table:style-name="ro1">
          <table:table-cell table:style-name="ce131"/>
          <table:table-cell table:style-name="ce143" table:formula="of:=SUM([.N8]+1)" office:value-type="date" office:date-value="2024-10-30" calcext:value-type="date">
            <text:p>10-30</text:p>
          </table:table-cell>
          <table:table-cell table:style-name="ce143" table:formula="of:=SUM([.B10]+1)" office:value-type="date" office:date-value="2024-10-31" calcext:value-type="date">
            <text:p>10-31</text:p>
          </table:table-cell>
          <table:table-cell table:style-name="ce143" table:formula="of:=SUM([.C10]+1)" office:value-type="date" office:date-value="2024-11-01" calcext:value-type="date">
            <text:p>11-01</text:p>
          </table:table-cell>
          <table:table-cell table:style-name="ce160" table:formula="of:=SUM([.D10]+1)" office:value-type="date" office:date-value="2024-11-02" calcext:value-type="date">
            <text:p>11-02</text:p>
          </table:table-cell>
          <table:table-cell table:style-name="ce160" table:formula="of:=SUM([.E10]+1)" office:value-type="date" office:date-value="2024-11-03" calcext:value-type="date">
            <text:p>11-03</text:p>
          </table:table-cell>
          <table:table-cell table:style-name="ce160" table:formula="of:=SUM([.F10]+1)" office:value-type="date" office:date-value="2024-11-04" calcext:value-type="date">
            <text:p>11-04</text:p>
          </table:table-cell>
          <table:table-cell table:style-name="ce160" table:formula="of:=SUM([.G10]+1)" office:value-type="date" office:date-value="2024-11-05" calcext:value-type="date">
            <text:p>11-05</text:p>
          </table:table-cell>
          <table:table-cell table:style-name="ce160" table:formula="of:=SUM([.H10]+1)" office:value-type="date" office:date-value="2024-11-06" calcext:value-type="date">
            <text:p>11-06</text:p>
          </table:table-cell>
          <table:table-cell table:style-name="ce166" table:formula="of:=SUM([.I10]+1)" office:value-type="date" office:date-value="2024-11-07" calcext:value-type="date">
            <text:p>11-07</text:p>
          </table:table-cell>
          <table:table-cell table:style-name="ce166" table:formula="of:=SUM([.J10]+1)" office:value-type="date" office:date-value="2024-11-08" calcext:value-type="date">
            <text:p>11-08</text:p>
          </table:table-cell>
          <table:table-cell table:style-name="ce160" table:formula="of:=SUM([.K10]+1)" office:value-type="date" office:date-value="2024-11-09" calcext:value-type="date">
            <text:p>11-09</text:p>
          </table:table-cell>
          <table:table-cell table:style-name="ce166" table:formula="of:=SUM([.L10]+1)" office:value-type="date" office:date-value="2024-11-10" calcext:value-type="date">
            <text:p>11-10</text:p>
          </table:table-cell>
          <table:table-cell table:style-name="ce166" table:formula="of:=SUM([.M10]+1)" office:value-type="date" office:date-value="2024-11-11" calcext:value-type="date">
            <text:p>11-11</text:p>
          </table:table-cell>
          <table:table-cell table:style-name="ce160" table:formula="of:=SUM([.N10]+1)" office:value-type="date" office:date-value="2024-11-12" calcext:value-type="date">
            <text:p>11-12</text:p>
          </table:table-cell>
          <table:table-cell table:style-name="ce160" table:formula="of:=SUM([.O10]+1)" office:value-type="date" office:date-value="2024-11-13" calcext:value-type="date">
            <text:p>11-13</text:p>
          </table:table-cell>
          <table:table-cell table:style-name="ce160" table:formula="of:=SUM([.P10]+1)" office:value-type="date" office:date-value="2024-11-14" calcext:value-type="date">
            <text:p>11-14</text:p>
          </table:table-cell>
          <table:table-cell table:style-name="ce160" table:formula="of:=SUM([.Q10]+1)" office:value-type="date" office:date-value="2024-11-15" calcext:value-type="date">
            <text:p>11-15</text:p>
          </table:table-cell>
          <table:table-cell table:style-name="ce160" table:formula="of:=SUM([.R10]+1)" office:value-type="date" office:date-value="2024-11-16" calcext:value-type="date">
            <text:p>11-16</text:p>
          </table:table-cell>
          <table:table-cell table:style-name="ce166" table:formula="of:=SUM([.S10]+1)" office:value-type="date" office:date-value="2024-11-17" calcext:value-type="date">
            <text:p>11-17</text:p>
          </table:table-cell>
          <table:table-cell table:style-name="ce166" table:formula="of:=SUM([.T10]+1)" office:value-type="date" office:date-value="2024-11-18" calcext:value-type="date">
            <text:p>11-18</text:p>
          </table:table-cell>
          <table:table-cell table:style-name="ce160" table:formula="of:=SUM([.U10]+1)" office:value-type="date" office:date-value="2024-11-19" calcext:value-type="date">
            <text:p>11-19</text:p>
          </table:table-cell>
          <table:table-cell table:style-name="ce166" table:formula="of:=SUM([.V10]+1)" office:value-type="date" office:date-value="2024-11-20" calcext:value-type="date">
            <text:p>11-20</text:p>
          </table:table-cell>
          <table:table-cell table:style-name="ce166" table:formula="of:=SUM([.W10]+1)" office:value-type="date" office:date-value="2024-11-21" calcext:value-type="date">
            <text:p>11-21</text:p>
          </table:table-cell>
          <table:table-cell table:style-name="ce166" table:formula="of:=SUM([.X10]+1)" office:value-type="date" office:date-value="2024-11-22" calcext:value-type="date">
            <text:p>11-22</text:p>
          </table:table-cell>
          <table:table-cell table:style-name="ce163" office:value-type="string" calcext:value-type="string">
            <text:p>?</text:p>
          </table:table-cell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74" table:number-columns-repeated="19"/>
        </table:table-row>
        <table:table-row table:style-name="ro1">
          <table:table-cell table:style-name="ce131"/>
          <table:table-cell table:style-name="ce142" office:value-type="string" calcext:value-type="string">
            <text:p><text:span text:style-name="T2">5</text:span><text:span text:style-name="T3">th</text:span><text:span text:style-name="T2"> cycle</text:span></text:p>
          </table:table-cell>
          <table:table-cell table:style-name="ce145" table:number-columns-repeated="23"/>
          <table:table-cell table:style-name="ce172"/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74" table:number-columns-repeated="19"/>
        </table:table-row>
        <table:table-row table:style-name="ro1">
          <table:table-cell table:style-name="ce131"/>
          <table:table-cell table:style-name="ce143" table:formula="of:=SUM([.Y10]+1)" office:value-type="date" office:date-value="2024-11-23" calcext:value-type="date">
            <text:p>11-23</text:p>
          </table:table-cell>
          <table:table-cell table:style-name="ce143" table:formula="of:=SUM([.B12]+1)" office:value-type="date" office:date-value="2024-11-24" calcext:value-type="date">
            <text:p>11-24</text:p>
          </table:table-cell>
          <table:table-cell table:style-name="ce143" table:formula="of:=SUM([.C12]+1)" office:value-type="date" office:date-value="2024-11-25" calcext:value-type="date">
            <text:p>11-25</text:p>
          </table:table-cell>
          <table:table-cell table:style-name="ce160" table:formula="of:=SUM([.D12]+1)" office:value-type="date" office:date-value="2024-11-26" calcext:value-type="date">
            <text:p>11-26</text:p>
          </table:table-cell>
          <table:table-cell table:style-name="ce160" table:formula="of:=SUM([.E12]+1)" office:value-type="date" office:date-value="2024-11-27" calcext:value-type="date">
            <text:p>11-27</text:p>
          </table:table-cell>
          <table:table-cell table:style-name="ce160" table:formula="of:=SUM([.F12]+1)" office:value-type="date" office:date-value="2024-11-28" calcext:value-type="date">
            <text:p>11-28</text:p>
          </table:table-cell>
          <table:table-cell table:style-name="ce160" table:formula="of:=SUM([.G12]+1)" office:value-type="date" office:date-value="2024-11-29" calcext:value-type="date">
            <text:p>11-29</text:p>
          </table:table-cell>
          <table:table-cell table:style-name="ce160" table:formula="of:=SUM([.H12]+1)" office:value-type="date" office:date-value="2024-11-30" calcext:value-type="date">
            <text:p>11-30</text:p>
          </table:table-cell>
          <table:table-cell table:style-name="ce166" table:formula="of:=SUM([.I12]+1)" office:value-type="date" office:date-value="2024-12-01" calcext:value-type="date">
            <text:p>12-01</text:p>
          </table:table-cell>
          <table:table-cell table:style-name="ce166" table:formula="of:=SUM([.J12]+1)" office:value-type="date" office:date-value="2024-12-02" calcext:value-type="date">
            <text:p>12-02</text:p>
          </table:table-cell>
          <table:table-cell table:style-name="ce160" table:formula="of:=SUM([.K12]+1)" office:value-type="date" office:date-value="2024-12-03" calcext:value-type="date">
            <text:p>12-03</text:p>
          </table:table-cell>
          <table:table-cell table:style-name="ce166" table:formula="of:=SUM([.L12]+1)" office:value-type="date" office:date-value="2024-12-04" calcext:value-type="date">
            <text:p>12-04</text:p>
          </table:table-cell>
          <table:table-cell table:style-name="ce166" table:formula="of:=SUM([.M12]+1)" office:value-type="date" office:date-value="2024-12-05" calcext:value-type="date">
            <text:p>12-05</text:p>
          </table:table-cell>
          <table:table-cell table:style-name="ce160" table:formula="of:=SUM([.N12]+1)" office:value-type="date" office:date-value="2024-12-06" calcext:value-type="date">
            <text:p>12-06</text:p>
          </table:table-cell>
          <table:table-cell table:style-name="ce160" table:formula="of:=SUM([.O12]+1)" office:value-type="date" office:date-value="2024-12-07" calcext:value-type="date">
            <text:p>12-07</text:p>
          </table:table-cell>
          <table:table-cell table:style-name="ce160" table:formula="of:=SUM([.P12]+1)" office:value-type="date" office:date-value="2024-12-08" calcext:value-type="date">
            <text:p>12-08</text:p>
          </table:table-cell>
          <table:table-cell table:style-name="ce160" table:formula="of:=SUM([.Q12]+1)" office:value-type="date" office:date-value="2024-12-09" calcext:value-type="date">
            <text:p>12-09</text:p>
          </table:table-cell>
          <table:table-cell table:style-name="ce160" table:formula="of:=SUM([.R12]+1)" office:value-type="date" office:date-value="2024-12-10" calcext:value-type="date">
            <text:p>12-10</text:p>
          </table:table-cell>
          <table:table-cell table:style-name="ce166" table:formula="of:=SUM([.S12]+1)" office:value-type="date" office:date-value="2024-12-11" calcext:value-type="date">
            <text:p>12-11</text:p>
          </table:table-cell>
          <table:table-cell table:style-name="ce166" table:formula="of:=SUM([.T12]+1)" office:value-type="date" office:date-value="2024-12-12" calcext:value-type="date">
            <text:p>12-12</text:p>
          </table:table-cell>
          <table:table-cell table:style-name="ce160" table:formula="of:=SUM([.U12]+1)" office:value-type="date" office:date-value="2024-12-13" calcext:value-type="date">
            <text:p>12-13</text:p>
          </table:table-cell>
          <table:table-cell table:style-name="ce166" table:formula="of:=SUM([.V12]+1)" office:value-type="date" office:date-value="2024-12-14" calcext:value-type="date">
            <text:p>12-14</text:p>
          </table:table-cell>
          <table:table-cell table:style-name="ce166" table:formula="of:=SUM([.W12]+1)" office:value-type="date" office:date-value="2024-12-15" calcext:value-type="date">
            <text:p>12-15</text:p>
          </table:table-cell>
          <table:table-cell table:style-name="ce166" table:formula="of:=SUM([.X12]+1)" office:value-type="date" office:date-value="2024-12-16" calcext:value-type="date">
            <text:p>12-16</text:p>
          </table:table-cell>
          <table:table-cell table:style-name="ce163" office:value-type="string" calcext:value-type="string">
            <text:p>?</text:p>
          </table:table-cell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74" table:number-columns-repeated="19"/>
        </table:table-row>
        <table:table-row table:style-name="ro1">
          <table:table-cell table:style-name="ce131"/>
          <table:table-cell table:style-name="ce144" office:value-type="string" calcext:value-type="string">
            <text:p>6<text:span text:style-name="T1">th</text:span> cycle </text:p>
          </table:table-cell>
          <table:table-cell table:style-name="ce145" table:number-columns-repeated="23"/>
          <table:table-cell table:style-name="ce172"/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74" table:number-columns-repeated="19"/>
        </table:table-row>
        <table:table-row table:style-name="ro1">
          <table:table-cell table:style-name="ce131"/>
          <table:table-cell table:style-name="ce143" table:formula="of:=SUM([.Y12]+1)" office:value-type="date" office:date-value="2024-12-17" calcext:value-type="date">
            <text:p>12-17</text:p>
          </table:table-cell>
          <table:table-cell table:style-name="ce143" table:formula="of:=SUM([.B14]+1)" office:value-type="date" office:date-value="2024-12-18" calcext:value-type="date">
            <text:p>12-18</text:p>
          </table:table-cell>
          <table:table-cell table:style-name="ce143" table:formula="of:=SUM([.C14]+1)" office:value-type="date" office:date-value="2024-12-19" calcext:value-type="date">
            <text:p>12-19</text:p>
          </table:table-cell>
          <table:table-cell table:style-name="ce160" table:formula="of:=SUM([.D14]+1)" office:value-type="date" office:date-value="2024-12-20" calcext:value-type="date">
            <text:p>12-20</text:p>
          </table:table-cell>
          <table:table-cell table:style-name="ce160" table:formula="of:=SUM([.E14]+1)" office:value-type="date" office:date-value="2024-12-21" calcext:value-type="date">
            <text:p>12-21</text:p>
          </table:table-cell>
          <table:table-cell table:style-name="ce160" table:formula="of:=SUM([.F14]+1)" office:value-type="date" office:date-value="2024-12-22" calcext:value-type="date">
            <text:p>12-22</text:p>
          </table:table-cell>
          <table:table-cell table:style-name="ce160" table:formula="of:=SUM([.G14]+1)" office:value-type="date" office:date-value="2024-12-23" calcext:value-type="date">
            <text:p>12-23</text:p>
          </table:table-cell>
          <table:table-cell table:style-name="ce160" table:formula="of:=SUM([.H14]+1)" office:value-type="date" office:date-value="2024-12-24" calcext:value-type="date">
            <text:p>12-24</text:p>
          </table:table-cell>
          <table:table-cell table:style-name="ce166" table:formula="of:=SUM([.I14]+1)" office:value-type="date" office:date-value="2024-12-25" calcext:value-type="date">
            <text:p>12-25</text:p>
          </table:table-cell>
          <table:table-cell table:style-name="ce166" table:formula="of:=SUM([.J14]+1)" office:value-type="date" office:date-value="2024-12-26" calcext:value-type="date">
            <text:p>12-26</text:p>
          </table:table-cell>
          <table:table-cell table:style-name="ce160" table:formula="of:=SUM([.K14]+1)" office:value-type="date" office:date-value="2024-12-27" calcext:value-type="date">
            <text:p>12-27</text:p>
          </table:table-cell>
          <table:table-cell table:style-name="ce166" table:formula="of:=SUM([.L14]+1)" office:value-type="date" office:date-value="2024-12-28" calcext:value-type="date">
            <text:p>12-28</text:p>
          </table:table-cell>
          <table:table-cell table:style-name="ce166" table:formula="of:=SUM([.M14]+1)" office:value-type="date" office:date-value="2024-12-29" calcext:value-type="date">
            <text:p>12-29</text:p>
          </table:table-cell>
          <table:table-cell table:style-name="ce160" table:formula="of:=SUM([.N14]+1)" office:value-type="date" office:date-value="2024-12-30" calcext:value-type="date">
            <text:p>12-30</text:p>
          </table:table-cell>
          <table:table-cell table:style-name="ce160" table:formula="of:=SUM([.O14]+1)" office:value-type="date" office:date-value="2024-12-31" calcext:value-type="date">
            <text:p>12-31</text:p>
          </table:table-cell>
          <table:table-cell table:style-name="ce160" table:formula="of:=SUM([.P14]+1)" office:value-type="date" office:date-value="2025-01-01" calcext:value-type="date">
            <text:p>01-01</text:p>
          </table:table-cell>
          <table:table-cell table:style-name="ce160" table:formula="of:=SUM([.Q14]+1)" office:value-type="date" office:date-value="2025-01-02" calcext:value-type="date">
            <text:p>01-02</text:p>
          </table:table-cell>
          <table:table-cell table:style-name="ce160" table:formula="of:=SUM([.R14]+1)" office:value-type="date" office:date-value="2025-01-03" calcext:value-type="date">
            <text:p>01-03</text:p>
          </table:table-cell>
          <table:table-cell table:style-name="ce166" table:formula="of:=SUM([.S14]+1)" office:value-type="date" office:date-value="2025-01-04" calcext:value-type="date">
            <text:p>01-04</text:p>
          </table:table-cell>
          <table:table-cell table:style-name="ce166" table:formula="of:=SUM([.T14]+1)" office:value-type="date" office:date-value="2025-01-05" calcext:value-type="date">
            <text:p>01-05</text:p>
          </table:table-cell>
          <table:table-cell table:style-name="ce160" table:formula="of:=SUM([.U14]+1)" office:value-type="date" office:date-value="2025-01-06" calcext:value-type="date">
            <text:p>01-06</text:p>
          </table:table-cell>
          <table:table-cell table:style-name="ce166" table:formula="of:=SUM([.V14]+1)" office:value-type="date" office:date-value="2025-01-07" calcext:value-type="date">
            <text:p>01-07</text:p>
          </table:table-cell>
          <table:table-cell table:style-name="ce166" table:formula="of:=SUM([.W14]+1)" office:value-type="date" office:date-value="2025-01-08" calcext:value-type="date">
            <text:p>01-08</text:p>
          </table:table-cell>
          <table:table-cell table:style-name="ce166" table:formula="of:=SUM([.X14]+1)" office:value-type="date" office:date-value="2025-01-09" calcext:value-type="date">
            <text:p>01-09</text:p>
          </table:table-cell>
          <table:table-cell table:style-name="ce163" office:value-type="string" calcext:value-type="string">
            <text:p>?</text:p>
          </table:table-cell>
          <table:table-cell table:style-name="ce173" table:number-columns-repeated="10"/>
          <table:table-cell table:style-name="ce174" table:number-columns-repeated="14"/>
          <table:table-cell table:style-name="ce175" table:number-columns-repeated="7"/>
          <table:table-cell table:style-name="ce137" table:number-columns-repeated="2"/>
          <table:table-cell table:style-name="ce174" table:number-columns-repeated="19"/>
        </table:table-row>
        <table:table-row table:style-name="ro1">
          <table:table-cell table:style-name="ce132"/>
          <table:table-cell table:style-name="ce145" table:number-columns-repeated="24"/>
          <table:table-cell table:style-name="ce132"/>
          <table:table-cell table:style-name="Default" table:number-columns-repeated="52"/>
        </table:table-row>
        <table:table-row table:style-name="ro1">
          <table:table-cell table:style-name="ce132"/>
          <table:table-cell table:style-name="ce146" table:formula="of:=SUM([.Y14]+1)" office:value-type="date" office:date-value="2025-01-10" calcext:value-type="date">
            <text:p>01-10</text:p>
          </table:table-cell>
          <table:table-cell table:style-name="ce156" office:value-type="string" calcext:value-type="string">
            <text:p> Continuing Maintenance = once on <text:span text:style-name="T4">mm</text:span><text:span text:style-name="T5">-</text:span>day of each month</text:p>
          </table:table-cell>
          <table:table-cell table:style-name="ce132" table:number-columns-repeated="23"/>
          <table:table-cell table:style-name="Default" table:number-columns-repeated="52"/>
        </table:table-row>
        <table:table-row table:style-name="ro1">
          <table:table-cell table:style-name="ce132" table:number-columns-repeated="26"/>
          <table:table-cell table:style-name="Default" table:number-columns-repeated="52"/>
        </table:table-row>
        <table:table-row table:style-name="ro1">
          <table:table-cell table:style-name="ce133" office:value-type="string" calcext:value-type="string">
            <text:p><text:s/>Replace the date in the red box above with the date you start the chlorine dioxide cycle.</text:p>
          </table:table-cell>
          <table:table-cell table:style-name="ce147" table:number-columns-repeated="13"/>
          <table:table-cell table:style-name="ce150" table:number-columns-repeated="12"/>
          <table:table-cell table:style-name="ce152" table:number-columns-repeated="38"/>
          <table:table-cell table:number-columns-repeated="14"/>
        </table:table-row>
        <table:table-row table:style-name="ro1">
          <table:table-cell table:style-name="ce125" office:value-type="string" calcext:value-type="string">
            <text:p><text:s/>The orange box dates are when you should take a 3 by 3 drop dose each day.</text:p>
          </table:table-cell>
          <table:table-cell table:style-name="ce148" table:number-columns-repeated="13"/>
          <table:table-cell table:style-name="ce150" table:number-columns-repeated="12"/>
          <table:table-cell table:style-name="ce152" table:number-columns-repeated="38"/>
          <table:table-cell table:number-columns-repeated="14"/>
        </table:table-row>
        <table:table-row table:style-name="ro1">
          <table:table-cell table:style-name="ce134" office:value-type="string" calcext:value-type="string">
            <text:p><text:s/>The green box date is the date you will take a 3 x 3 drop dose each month for maintenance.</text:p>
          </table:table-cell>
          <table:table-cell table:style-name="ce149" table:number-columns-repeated="13"/>
          <table:table-cell table:style-name="ce150" table:number-columns-repeated="12"/>
          <table:table-cell table:style-name="ce152" table:number-columns-repeated="38"/>
          <table:table-cell table:number-columns-repeated="14"/>
        </table:table-row>
        <table:table-row table:style-name="ro1">
          <table:table-cell table:style-name="ce135" office:value-type="string" calcext:value-type="string">
            <text:p><text:s text:c="2"/>Spreadsheet password: 123</text:p>
          </table:table-cell>
          <table:table-cell table:style-name="ce27" table:number-columns-repeated="13"/>
          <table:table-cell table:style-name="ce150" table:number-columns-repeated="12"/>
          <table:table-cell table:style-name="ce152" table:number-columns-repeated="38"/>
          <table:table-cell table:number-columns-repeated="14"/>
        </table:table-row>
        <table:table-row table:style-name="ro1">
          <table:table-cell table:style-name="ce13" office:value-type="string" calcext:value-type="string">
            <text:p><text:s text:c="2"/>(Note: Dr. Merritt continued to repeat the 6th cycle until there was no more runny nose or sniffles after the 3 day dosage.)</text:p>
          </table:table-cell>
          <table:table-cell table:style-name="ce31" table:number-columns-repeated="13"/>
          <table:table-cell table:style-name="ce150" table:number-columns-repeated="12"/>
          <table:table-cell table:style-name="ce152" table:number-columns-repeated="38"/>
          <table:table-cell table:number-columns-repeated="14"/>
        </table:table-row>
        <table:table-row table:style-name="ro1">
          <table:table-cell table:style-name="ce168"/>
          <table:table-cell table:style-name="ce150" table:number-columns-repeated="25"/>
          <table:table-cell table:style-name="ce152" table:number-columns-repeated="38"/>
          <table:table-cell table:number-columns-repeated="14"/>
        </table:table-row>
        <table:table-row table:style-name="ro1" table:number-rows-repeated="8">
          <table:table-cell table:number-columns-repeated="78"/>
        </table:table-row>
        <table:table-row table:style-name="ro1" table:number-rows-repeated="5">
          <table:table-cell table:style-name="ce137"/>
          <table:table-cell table:style-name="ce152" table:number-columns-repeated="63"/>
          <table:table-cell table:number-columns-repeated="14"/>
        </table:table-row>
        <table:table-row table:style-name="ro1" table:number-rows-repeated="5">
          <table:table-cell table:number-columns-repeated="78"/>
        </table:table-row>
        <table:table-row table:style-name="ro3" table:number-rows-repeated="1048534">
          <table:table-cell table:number-columns-repeated="78"/>
        </table:table-row>
        <table:table-row table:style-name="ro3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 3" svg:font-family="'Wingdings 3'" style:font-family-generic="roman" style:font-pitch="variable" style:font-charset="x-symbo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17:28:09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15T14:05:23.462000000</meta:creation-date>
    <dc:date>2024-10-12T17:44:43.625000000</dc:date>
    <meta:editing-duration>PT17H29M49S</meta:editing-duration>
    <meta:editing-cycles>148</meta:editing-cycles>
    <meta:generator>LibreOffice/6.3.0.4$Windows_X86_64 LibreOffice_project/057fc023c990d676a43019934386b85b21a9ee99</meta:generator>
    <meta:document-statistic meta:table-count="1" meta:cell-count="147" meta:object-count="0"/>
  </office:meta>
</office:document-meta>
</file>